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5.467cm" fo:min-width="23.95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0.5cm" fo:min-width="14cm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5cm" fo:min-width="8.25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75cm" fo:min-width="0.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9.9cm" fo:min-width="11.2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15cm" fo:min-width="8.65cm" fo:padding-top="0.175cm" fo:padding-bottom="0.175cm" fo:padding-left="0.3cm" fo:padding-right="0.3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458cm" fo:min-width="0.208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25cm" fo:min-width="4.75cm" loext:decorative="fals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25cm" fo:min-width="2.25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8.25cm" fo:min-width="8.25cm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1cm" svg:stroke-color="#355269" draw:marker-start-width="0.35cm" draw:marker-end-width="0.35cm" draw:fill-color="#ffffff" draw:textarea-horizontal-align="justify" draw:textarea-vertical-align="middle" draw:auto-grow-height="false" fo:min-height="16.4cm" fo:min-width="9.99cm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04cm" fo:min-width="9.519cm" loext:decorative="fals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54cm" fo:min-width="0.644cm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.072cm" loext:decorative="fals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854cm" fo:min-width="7.8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1.75cm" fo:min-width="9.519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3465a4" draw:fill-color="#ffffff" draw:textarea-horizontal-align="justify" draw:textarea-vertical-align="middle" draw:auto-grow-height="false" fo:min-height="0.75cm" fo:min-width="3.736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fill="none" loext:decorative="false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75cm" fo:min-width="3.63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75cm" fo:min-width="1.013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5.854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75cm" fo:min-width="0.7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27.2cm" loext:decorative="false"/>
    </style:style>
    <style:style style:name="gr34" style:family="graphic" style:parent-style-name="standard">
      <style:graphic-properties svg:stroke-color="#000000" draw:fill-color="#808080" draw:textarea-horizontal-align="justify" draw:textarea-vertical-align="middle" draw:auto-grow-height="false" fo:min-height="11cm" fo:min-width="13.95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cm" fo:min-width="1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3.5cm" fo:min-width="14cm" loext:decorative="false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2.75cm" fo:min-width="14cm" loext:decorative="false"/>
    </style:style>
    <style:style style:name="gr39" style:family="graphic" style:parent-style-name="standard">
      <style:graphic-properties draw:fill-color="#ffffff" draw:textarea-horizontal-align="justify" draw:textarea-vertical-align="middle" draw:auto-grow-height="false" fo:min-height="0.5cm" fo:min-width="14cm" loext:decorative="fals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2.75cm" fo:min-width="0.25cm" loext:decorative="false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27.2cm" loext:decorative="false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4.75cm" fo:min-width="0.5cm" loext:decorative="false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4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876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3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8.5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25cm" fo:min-width="27.2cm" loext:decorative="false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17.5cm" fo:min-width="27.2cm" loext:decorative="false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16.5cm" fo:min-width="0.5cm" loext:decorative="false"/>
    </style:style>
    <style:style style:name="gr50" style:family="graphic">
      <style:graphic-properties style:writing-mode="lr-tb" loext:decorative="false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2.25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752cm" fo:min-width="3.999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2.721cm" fo:min-width="20.5cm" loext:decorative="false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0.344cm" fo:min-width="3.846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2.127cm" fo:min-width="20.5cm" loext:decorative="false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0.344cm" fo:min-width="20.5cm" loext:decorative="false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2.127cm" fo:min-width="0.587cm" loext:decorative="false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345cm" fo:min-width="3.844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5.2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6.785cm" loext:decorative="false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3.233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26.2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10.7cm" fo:min-width="20.5cm" loext:decorative="false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9.642cm" fo:min-width="20.5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808cm" fo:min-width="10.7cm" style:writing-mode="lr-tb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489cm" loext:decorative="false"/>
      <style:paragraph-properties style:writing-mode="lr-tb"/>
    </style:style>
    <style:style style:name="co1" style:family="table-column">
      <style:table-column-properties style:column-width="6.446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80808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weight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ffff"/>
      <style:paragraph-properties fo:text-align="center" style:writing-mode="lr-tb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808080"/>
      <style:paragraph-properties fo:text-align="center" style:writing-mode="lr-tb"/>
      <style:text-properties fo:font-size="18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-color="#ffffff"/>
      <style:paragraph-properties fo:text-align="center" style:writing-mode="lr-tb"/>
      <style:text-properties fo:font-size="14pt"/>
    </style:style>
    <style:style style:name="P17" style:family="paragraph">
      <loext:graphic-properties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4pt" style:font-size-asian="16pt" style:font-size-complex="16pt"/>
    </style:style>
    <style:style style:name="T7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4.45cm" svg:height="15.717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5cm" svg:height="1cm" svg:x="3.75cm" svg:y="3cm">
          <text:p text:style-name="P2">Выбор типа детали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4.5cm" svg:height="10.75cm" svg:x="11.5cm" svg:y="3cm">
          <text:p text:style-name="P2">Картинка</text:p>
          <draw:enhanced-geometry svg:viewBox="0 0 21600 21600" draw:type="rectangle" draw:enhanced-path="M 0 0 L 21600 0 21600 21600 0 21600 0 0 Z N"/>
        </draw:custom-shape>
        <draw:frame draw:style-name="gr4" draw:layer="layout" svg:width="6.445cm" svg:height="5.57cm" svg:x="3.777cm" svg:y="4.43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Общи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frame draw:style-name="gr4" draw:layer="layout" svg:width="6.445cm" svg:height="5.57cm" svg:x="3.782cm" svg:y="10.9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Индивидуальные характеристики</text:p>
              </table:table-cell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</table:table>
          <draw:image xlink:href="Pictures/TablePreview2.svm" xlink:type="simple" xlink:show="embed" xlink:actuate="onLoad"/>
        </draw:frame>
        <draw:custom-shape draw:style-name="gr5" draw:text-style-name="P1" draw:layer="layout" svg:width="8.75cm" svg:height="1.5cm" svg:x="2.5cm" svg:y="1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75cm" svg:y="18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7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4.25cm" svg:y="1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cm" svg:height="0.5cm" svg:x="4.5cm" svg:y="1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custom-shape draw:style-name="gr9" draw:text-style-name="P1" draw:layer="layout" svg:width="11.8cm" svg:height="20.25cm" svg:x="12.2cm" svg:y="0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25cm" svg:height="16.5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75cm" svg:height="1.5cm" svg:x="2.25cm" svg:y="7.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cm" svg:height="1cm" svg:x="2.5cm" svg:y="8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cm" svg:height="0.5cm" svg:x="2.5cm" svg:y="8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cm" svg:height="1cm" svg:x="3.75cm" svg:y="8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cm" svg:height="1cm" svg:x="3.7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6cm" svg:height="1cm" svg:x="4.85cm" svg:y="8.1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.25cm" svg:height="1.5cm" svg:x="2.25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75cm" svg:height="1.5cm" svg:x="8.2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7" draw:layer="layout" svg:width="4.75cm" svg:height="1cm" svg:x="2.5cm" svg:y="2.25cm">
          <draw:text-box>
            <text:p>Хост или id</text:p>
          </draw:text-box>
        </draw:frame>
        <draw:frame draw:style-name="gr15" draw:text-style-name="P7" draw:layer="layout" svg:width="2cm" svg:height="1cm" svg:x="8.8cm" svg:y="2.25cm">
          <draw:text-box>
            <text:p>порт</text:p>
          </draw:text-box>
        </draw:frame>
        <draw:custom-shape draw:style-name="gr16" draw:text-style-name="P3" draw:layer="layout" svg:width="8.75cm" svg:height="8.5cm" svg:x="2.25cm" svg:y="9.7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6.5cm" svg:height="1.5cm" svg:x="2.25cm" svg:y="5.75cm">
          <text:p text:style-name="P5">Путь на ПК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2cm" svg:height="1.5cm" svg:x="9cm" svg:y="5.75cm">
          <text:p text:style-name="P5">Изм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0.59cm" svg:height="16.75cm" svg:x="12.86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0.019cm" svg:height="1.654cm" svg:x="13.13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144cm" svg:height="1.104cm" svg:x="13.422cm" svg:y="3.7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144cm" svg:height="0.552cm" svg:x="13.422cm" svg:y="3.7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3" draw:layer="layout" svg:width="8.3cm" svg:height="1.104cm" svg:x="14.681cm" svg:y="3.775cm">
          <text:p text:style-name="P5">Поиск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0.019cm" svg:height="12cm" svg:x="13.151cm" svg:y="5.25cm">
          <text:p text:style-name="P5">Директории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236cm" svg:height="1cm" svg:x="19.219cm" svg:y="18cm">
          <text:p text:style-name="P8"><text:span text:style-name="T1">Обозрев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6.354cm" svg:height="1cm" svg:x="12.865cm" svg:y="18cm">
          <text:p text:style-name="P10">Свойства</text:p>
          <draw:enhanced-geometry svg:viewBox="0 0 21600 21600" draw:type="rectangle" draw:enhanced-path="M 0 0 L 21600 0 21600 21600 0 21600 0 0 Z N"/>
        </draw:custom-shape>
        <draw:line draw:style-name="gr27" draw:text-style-name="P12" draw:layer="layout" svg:x1="12.866cm" svg:y1="3cm" svg:x2="23.456cm" svg:y2="3cm">
          <text:p/>
        </draw:line>
        <draw:custom-shape draw:style-name="gr28" draw:text-style-name="P3" draw:layer="layout" svg:width="4.135cm" svg:height="1cm" svg:x="12.865cm" svg:y="1.75cm">
          <text:p text:style-name="P5">Выбор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cm" svg:height="1cm" svg:x="19.5cm" svg:y="1.75cm">
          <text:p text:style-name="P5">-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513cm" svg:height="1cm" svg:x="17.5cm" svg:y="1.75cm">
          <text:p text:style-name="P5">+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6.354cm" svg:height="1cm" svg:x="12.865cm" svg:y="19cm">
          <text:p text:style-name="P10">Ток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25cm" svg:height="1cm" svg:x="21cm" svg:y="1.75cm">
          <text:p text:style-name="P5">об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33" draw:text-style-name="P1" draw:layer="layout" svg:width="27.7cm" svg:height="16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4.45cm" svg:height="11.25cm" svg:x="13.8cm" svg:y="2.5cm">
          <text:p text:style-name="P13"><text:span text:style-name="T2">Картинка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5.25cm" svg:y="2.5cm">
          <text:p text:style-name="P5">2D</text:p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1.5cm" svg:height="1.25cm" svg:x="26.75cm" svg:y="2.5cm">
          <text:p text:style-name="P5">3D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14.5cm" svg:height="3.75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3.75cm" svg:y="16.75cm">
          <text:p text:style-name="P8"><text:span text:style-name="T1">Роботы статус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cm" svg:height="0.75cm" svg:x="16.75cm" svg:y="16.75cm">
          <text:p text:style-name="P8"><text:span text:style-name="T1">Сообщеиня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4.5cm" svg:height="3cm" svg:x="13.75cm" svg:y="13.7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4.5cm" svg:height="0.75cm" svg:x="13.75cm" svg:y="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75cm" svg:height="3cm" svg:x="27.5cm" svg:y="13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cm" svg:height="0.25cm" svg:x="27.6cm" svg:y="13.8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1" draw:text-style-name="P1" draw:layer="layout" svg:width="27.7cm" svg:height="1.25cm" svg:x="1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cm" svg:height="1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4.5cm" svg:height="0.75cm" svg:x="1.25cm" svg:y="1.5cm">
          <text:p text:style-name="P8"><text:span text:style-name="T1">Все роботы или...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76cm 6.876cm)">
          <text:p text:style-name="P5">Параметр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4" draw:text-style-name="P3" draw:layer="layout" svg:width="4.376cm" svg:height="1.002cm" draw:transform="rotate (1.5697491292437) translate (0.976cm 11.249cm)">
          <text:p text:style-name="P5">Роботы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5" draw:text-style-name="P9" draw:layer="layout" svg:width="3.5cm" svg:height="0.75cm" svg:x="6cm" svg:y="1.5cm">
          <text:p text:style-name="P8"><text:span text:style-name="T1">Генерация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9cm" svg:height="0.75cm" svg:x="9.8cm" svg:y="1.5cm">
          <text:p text:style-name="P8"><text:span text:style-name="T1">Панель управления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7.7cm" svg:height="0.5cm" svg:x="1cm" svg:y="17.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48" draw:text-style-name="P1" draw:layer="layout" svg:width="27.7cm" svg:height="17.75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cm" svg:height="16.75cm" svg:x="27.7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0">
          <draw:custom-shape draw:style-name="gr51" draw:text-style-name="P3" draw:layer="layout" svg:width="2.75cm" svg:height="1.002cm" draw:transform="rotate (1.5697491292437) translate (27.747cm 8.8cm)">
            <text:p text:style-name="P5">Роботы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2" draw:text-style-name="P3" draw:layer="layout" svg:width="4.499cm" svg:height="1.002cm" draw:transform="rotate (1.5697491292437) translate (27.75cm 13.3cm)">
            <text:p text:style-name="P5">Управление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 draw:style-name="gr50">
          <draw:custom-shape draw:style-name="gr53" draw:text-style-name="P1" draw:layer="layout" svg:width="21cm" svg:height="2.971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9" draw:layer="layout" svg:width="4.346cm" svg:height="0.594cm" svg:x="5.344cm" svg:y="19.377cm">
            <text:p text:style-name="P8"><text:span text:style-name="T1">Сообщени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1" draw:layer="layout" svg:width="21cm" svg:height="2.377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1" draw:layer="layout" svg:width="21cm" svg:height="0.594cm" svg:x="1cm" svg:y="18.7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" draw:layer="layout" svg:width="1.087cm" svg:height="2.377cm" svg:x="20.9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725cm" svg:height="0.197cm" svg:x="21.059cm" svg:y="17.0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8" draw:text-style-name="P9" draw:layer="layout" svg:width="4.344cm" svg:height="0.595cm" svg:x="1cm" svg:y="19.405cm">
            <text:p text:style-name="P8"><text:span text:style-name="T1">Роботы статус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9" draw:text-style-name="P3" draw:layer="layout" svg:width="3cm" svg:height="1cm" svg:x="22cm" svg:y="19cm">
          <text:p text:style-name="P5"><text:span text:style-name="T3">Свойств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draw:layer="layout" svg:width="5.7cm" svg:height="6.5cm" svg:x="22.05cm" svg:y="6cm">
          <text:p text:style-name="P5">Структура документ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" draw:layer="layout" svg:width="27.285cm" svg:height="1cm" svg:x="1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3" draw:layer="layout" svg:width="1cm" svg:height="1cm" svg:x="1cm" svg:y="2.25cm">
          <text:p text:style-name="P5"><text:span text:style-name="T4">i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" draw:layer="layout" svg:width="23.733cm" svg:height="1cm" svg:x="2cm" svg:y="2.25cm">
          <text:p text:style-name="P5"><text:span text:style-name="T5">Иерархическое меню</text:span></text:p>
          <draw:enhanced-geometry svg:viewBox="0 0 21600 21600" draw:type="rectangle" draw:enhanced-path="M 0 0 L 21600 0 21600 21600 0 21600 0 0 Z N"/>
        </draw:custom-shape>
        <draw:custom-shape draw:style-name="gr64" draw:text-style-name="P3" draw:layer="layout" svg:width="26.7cm" svg:height="2.8cm" svg:x="1cm" svg:y="3.25cm">
          <text:p text:style-name="P5">Меню</text:p>
          <draw:enhanced-geometry svg:viewBox="0 0 21600 21600" draw:type="rectangle" draw:enhanced-path="M 0 0 L 21600 0 21600 21600 0 21600 0 0 Z N"/>
        </draw:custom-shape>
        <draw:custom-shape draw:style-name="gr65" draw:text-style-name="P16" draw:layer="layout" svg:width="2.75cm" svg:height="1cm" svg:x="25cm" svg:y="19cm">
          <text:p text:style-name="P15"><text:span text:style-name="T6">Параметры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1" draw:layer="layout" svg:width="21cm" svg:height="10.95cm" svg:x="1cm" svg:y="6.0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21cm" svg:height="9.892cm" svg:x="1cm" svg:y="6.05cm">
          <text:p text:style-name="P13"><text:span text:style-name="T2">Изображение/3D сцен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3" draw:layer="layout" svg:width="11.2cm" svg:height="1.058cm" svg:x="1cm" svg:y="15.942cm">
          <text:p text:style-name="P5">Вкладка (имя файла, сохранён ли)</text:p>
          <draw:enhanced-geometry svg:viewBox="0 0 21600 21600" draw:type="rectangle" draw:enhanced-path="M 0 0 L 21600 0 21600 21600 0 21600 0 0 Z N"/>
        </draw:custom-shape>
        <draw:g draw:style-name="gr50">
          <draw:custom-shape draw:style-name="gr69" draw:text-style-name="P1" draw:layer="layout" svg:width="0.989cm" svg:height="0.989cm" svg:x="25.733cm" svg:y="2.261cm">
            <text:p text:style-name="P5">-</text:p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0.989cm" svg:height="0.989cm" svg:x="26.722cm" svg:y="2.261cm">
            <text:p text:style-name="P5"><text:span text:style-name="T7">̺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1" draw:layer="layout" svg:width="0.989cm" svg:height="0.989cm" svg:x="27.711cm" svg:y="2.261cm">
            <text:p text:style-name="P5"><text:span text:style-name="T7">x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6:35:01.493000000</meta:creation-date>
    <dc:date>2024-11-25T16:58:17.435000000</dc:date>
    <meta:editing-duration>P1DT11H38M31S</meta:editing-duration>
    <meta:editing-cycles>27</meta:editing-cycles>
    <meta:generator>LibreOffice/7.6.5.2$Windows_X86_64 LibreOffice_project/38d5f62f85355c192ef5f1dd47c5c0c0c6d6598b</meta:generator>
    <meta:document-statistic meta:object-count="85"/>
  </office:meta>
</office:document-meta>
</file>